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6.8896in" style:rel-width="100%" fo:margin-left="0in" fo:margin-top="0in" fo:margin-bottom="0in" table:align="left" style:writing-mode="lr-tb"/>
    </style:style>
    <style:style style:name="ppes.A" style:family="table-column">
      <style:table-column-properties style:column-width="0.4979in" style:rel-column-width="717*"/>
    </style:style>
    <style:style style:name="ppes.B" style:family="table-column">
      <style:table-column-properties style:column-width="2.9465in" style:rel-column-width="4243*"/>
    </style:style>
    <style:style style:name="ppes.C" style:family="table-column">
      <style:table-column-properties style:column-width="1.7229in" style:rel-column-width="2481*"/>
    </style:style>
    <style:style style:name="ppes.D" style:family="table-column">
      <style:table-column-properties style:column-width="1.7222in" style:rel-column-width="2480*"/>
    </style:style>
    <style:style style:name="ppes.1" style:family="table-row">
      <style:table-row-properties fo:keep-together="auto"/>
    </style:style>
    <style:style style:name="ppes.A1" style:family="table-cell">
      <style:table-cell-properties fo:padding="0in" fo:border="none"/>
    </style:style>
    <style:style style:name="ppes.2" style:family="table-row">
      <style:table-row-properties style:min-row-height="0.2451in" fo:keep-together="auto"/>
    </style:style>
    <style:style style:name="ppes.A2" style:family="table-cell">
      <style:table-cell-properties fo:padding="0in" fo:border="none"/>
    </style:style>
    <style:style style:name="main" style:family="table">
      <style:table-properties style:width="6.6868in" fo:margin-left="0.0035in" fo:margin-top="0in" fo:margin-bottom="0in" table:align="left" style:writing-mode="lr-tb"/>
    </style:style>
    <style:style style:name="main.A" style:family="table-column">
      <style:table-column-properties style:column-width="1.2764in"/>
    </style:style>
    <style:style style:name="main.B" style:family="table-column">
      <style:table-column-properties style:column-width="5.4104in"/>
    </style:style>
    <style:style style:name="main.1" style:family="table-row">
      <style:table-row-properties style:min-row-height="0.4854in" fo:keep-together="auto"/>
    </style:style>
    <style:style style:name="main.A1" style:family="table-cell">
      <style:table-cell-properties fo:padding-left="0.075in" fo:padding-right="0.075in" fo:padding-top="0in" fo:padding-bottom="0in" fo:border="0.5pt solid #000000" style:writing-mode="lr-tb"/>
    </style:style>
    <style:style style:name="main.2" style:family="table-row">
      <style:table-row-properties style:min-row-height="1.2153in" fo:keep-together="auto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7" style:family="paragraph" style:parent-style-name="Standard">
      <style:text-properties officeooo:rsid="001098f7" officeooo:paragraph-rsid="001098f7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98f7" style:font-weight-asian="bold"/>
    </style:style>
    <style:style style:name="T3" style:family="text">
      <style:text-properties fo:color="#0070c0" loext:opacity="100%" style:font-name="Calibri" fo:font-size="11pt" fo:language="ru" fo:country="UA" style:font-size-asian="11pt" style:font-name-complex="Calibri1" style:font-size-complex="11pt"/>
    </style:style>
    <style:style style:name="T4" style:family="text">
      <style:text-properties fo:color="#0070c0" loext:opacity="100%" style:font-name="Calibri" style:font-name-complex="Calibri1"/>
    </style:style>
    <style:style style:name="T5" style:family="text">
      <style:text-properties fo:color="#0070c0" loext:opacity="100%" style:font-name="Calibri" style:font-name-complex="Calibri1" style:font-weight-complex="bold"/>
    </style:style>
    <style:style style:name="T6" style:family="text">
      <style:text-properties fo:color="#0070c0" loext:opacity="100%" style:font-name="Calibri" fo:language="ru" fo:country="UA" style:font-name-complex="Calibri1"/>
    </style:style>
    <style:style style:name="T7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1" style:language-complex="ar" style:country-complex="SA"/>
    </style:style>
    <style:style style:name="T8" style:family="text">
      <style:text-properties fo:language="ru" fo:country="UA"/>
    </style:style>
    <style:style style:name="T9" style:family="text">
      <style:text-properties fo:language="ru" fo:country="UA" fo:font-weight="bold" style:font-weight-asian="bold" style:font-weight-complex="bold"/>
    </style:style>
    <style:style style:name="T10" style:family="text">
      <style:text-properties fo:language="ru" fo:country="UA" fo:font-weight="bold" officeooo:rsid="00141a4b" style:font-weight-asian="bold" style:font-weight-complex="bold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1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8" style:family="text">
      <style:text-properties style:font-name="Calibri" fo:language="en" fo:country="US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1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2" style:family="text">
      <style:text-properties fo:color="#c9211e" loext:opacity="100%" style:font-name="Calibri" fo:font-size="11pt" style:font-size-asian="11pt" style:font-name-complex="Calibri1" style:font-size-complex="11pt"/>
    </style:style>
    <style:style style:name="T23" style:family="text">
      <style:text-properties fo:color="#c9211e" loext:opacity="100%" style:font-name="Calibri" style:font-name-complex="Calibri1"/>
    </style:style>
    <style:style style:name="T24" style:family="text">
      <style:text-properties fo:color="#c9211e" loext:opacity="100%" style:font-name="Calibri" style:font-name-complex="Calibri1" style:font-weight-complex="bold"/>
    </style:style>
    <style:style style:name="T25" style:family="text">
      <style:text-properties fo:color="#c9211e" loext:opacity="100%" style:font-name="Calibri" officeooo:rsid="00124166" style:font-name-complex="Calibri1" style:font-weight-complex="bold"/>
    </style:style>
    <style:style style:name="T26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1" style:language-complex="ar" style:country-complex="SA"/>
    </style:style>
    <style:style style:name="T27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1" style:language-complex="ar" style:country-complex="SA"/>
    </style:style>
    <style:style style:name="T28" style:family="text">
      <style:text-properties fo:color="#c9211e" loext:opacity="100%" fo:font-weight="bold" style:font-weight-asian="bold"/>
    </style:style>
    <style:style style:name="T29" style:family="text">
      <style:text-properties officeooo:rsid="00141a4b"/>
    </style:style>
    <style:style style:name="T30" style:family="text">
      <style:text-properties officeooo:rsid="0015a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даток <text:s/>2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2">T_3101_AWS_1</text:span></text:p>
      <text:p text:style-name="P1"><text:span text:style-name="T1">від </text:span><text:span text:style-name="T23">22 листопада 2022 р.</text:span></text:p>
      <text:p text:style-name="Standard"><text:span text:style-name="T1">Дата укладення: </text:span><text:span text:style-name="T23">22 листопада 2022 р.</text:span><text:span text:style-name="T28"> <text:s/></text:span><text:span text:style-name="T1"><text:s text:c="26"/>Місце укладення: </text:span><text:span text:style-name="T9">м.</text:span><text:span text:style-name="T10">Київ</text:span></text:p>
      <text:p text:style-name="P3"/>
      <text:p text:style-name="P5"><text:span text:style-name="T1">ПРИВАТНЕ ПІДПРИЄМСТВО «</text:span><text:span text:style-name="T2">ПОСТАЧАЛЬНИК</text:span><text:span text:style-name="T1">»</text:span>,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29">01</text:span>.09.<text:span text:style-name="T29">2020</text:span> р. № <text:span text:style-name="T29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29">ФФ</text:span>-2020/42 від 21.03.2020 р., з однієї сторони, </text:p>
      <text:p text:style-name="P5">та <text:span text:style-name="T8"><text:s/></text:span><text:span text:style-name="T23">ТОВ Мазда</text:span>, далі – Споживач, в особі <text:span text:style-name="T24">Директора</text:span><text:span text:style-name="T5"> </text:span><text:span text:style-name="T24">Сидола П.С.</text:span>,<text:span text:style-name="T15"> </text:span>який діє на підставі <text:bookmark-start text:name="__DdeLink__814_2612693528"/><text:span text:style-name="T23">С</text:span><text:bookmark-end text:name="__DdeLink__814_2612693528"/><text:span text:style-name="T23">татуту</text:span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2">T_3101_AWS_1</text:span><text:span text:style-name="T3"> </text:span>від <text:span text:style-name="T4">22 листопада 2022 р.</text:span><text:span text:style-name="T6"> </text:span>р. (далі – Договір) та погодили наступну комерційну<text:span text:style-name="T19"> </text:span>пропозицію (далі – Комерційна пропозиція) постачання електричної енергії згідно з Договором: </text:p>
      <text:p text:style-name="P17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A1" office:value-type="string">
            <text:p text:style-name="P10">Споживання</text:p>
          </table:table-cell>
        </table:table-row>
        <table:table-row table:style-name="ppes.2">
          <table:table-cell table:style-name="ppes.A2" office:value-type="string">
            <text:p text:style-name="P20">1</text:p>
          </table:table-cell>
          <table:table-cell table:style-name="ppes.A2" office:value-type="string">
            <text:p text:style-name="P18">34FR4432334566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100 кВт/Г</text:p>
          </table:table-cell>
        </table:table-row>
        <table:table-row table:style-name="ppes.2">
          <table:table-cell table:style-name="ppes.A2" office:value-type="string">
            <text:p text:style-name="P20">2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200 кВт/Г</text:p>
          </table:table-cell>
        </table:table-row>
        <table:table-row table:style-name="ppes.2">
          <table:table-cell table:style-name="ppes.A2" office:value-type="string">
            <text:p text:style-name="P20">3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150 кВт/Г</text:p>
          </table:table-cell>
        </table:table-row>
        <table:table-row table:style-name="ppes.2">
          <table:table-cell table:style-name="ppes.A2" office:value-type="string">
            <text:p text:style-name="P20">4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200 кВт/Г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7"><text:span text:style-name="T20">Ц</text:span><text:span text:style-name="T21">базова </text:span><text:span text:style-name="T20">=Ц</text:span><text:span text:style-name="T21">рдн м-2</text:span><text:span text:style-name="T20">*1,05, де</text:span></text:p>
            <text:p text:style-name="P6"><text:span text:style-name="T20">Ц</text:span><text:span text:style-name="T21">базова</text:span><text:span text:style-name="T20"> – базова ціна;</text:span></text:p>
            <text:p text:style-name="P6"><text:span text:style-name="T20">Ц</text:span><text:span text:style-name="T21">рдн м-2 </text:span><text:span text:style-name="T20">– прогнозована середньозважена ціна закупівлі для планового </text:span></text:p>
            <text:p text:style-name="P14">….</text:p>
            <text:p text:style-name="P6"><text:span text:style-name="T20">Ц</text:span><text:span text:style-name="T21">п</text:span><text:span text:style-name="T20"> <text:s/>– вартість послуг Постачальника, яка для цієї Комерційної пропозиції становить </text:span><text:span text:style-name="T26">9.45</text:span><text:span text:style-name="T20"> грн/кВт*год;</text:span></text:p>
            <text:p text:style-name="P14"/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6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5 числа місяця, що передує розрахунковому період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15 числа розрахункового періоду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25 числа розрахункового періоду <text:s/>- 30% від попередньої вартості електричної енергії;</text:p>
                </table:table-cell>
              </table:table-row>
            </table:table>
            <text:p text:style-name="P9"/>
            <text:p text:style-name="P14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8"/>
            <text:p text:style-name="P15">…</text:p>
          </table:table-cell>
        </table:table-row>
        <text:soft-page-break/>
        <table:table-row table:style-name="main.2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6"><text:span text:style-name="T20">Договір діє до </text:span><text:span text:style-name="T7">22.11.2023</text:span><text:span text:style-name="T20"> р. (включно) і вважається автоматично продовженим на кожен наступний календарний рік, якщо </text:span></text:p>
            <text:p text:style-name="P15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043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2:17:14.069195159</meta:creation-date>
    <dc:language>pl-PL</dc:language>
    <meta:editing-cycles>2</meta:editing-cycles>
    <meta:editing-duration>PT1S</meta:editing-duration>
    <meta:generator>LibreOffice/7.3.7.2$Linux_X86_64 LibreOffice_project/30$Build-2</meta:generator>
    <dc:date>2023-03-26T22:17:15.051391792</dc:date>
    <meta:document-statistic meta:table-count="3" meta:image-count="0" meta:object-count="0" meta:page-count="2" meta:paragraph-count="47" meta:word-count="354" meta:character-count="2532" meta:non-whitespace-character-count="2169"/>
    <meta:user-defined meta:name="AppVersion">15.0000</meta:user-defined>
    <meta:user-defined meta:name="ContentTypeId">0x01010023D1C20052C92D4681CC725CB5CE7066</meta:user-defined>
  </office:meta>
</office:document-meta>
</file>